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E0000006129F85E5DEB2C11B4.png" manifest:media-type="image/png"/>
  <manifest:file-entry manifest:full-path="Pictures/10000000000002430000005EE44C112290ED36EC.png" manifest:media-type="image/png"/>
  <manifest:file-entry manifest:full-path="Pictures/100000000000023B00000060909D976B3313BFF5.png" manifest:media-type="image/png"/>
  <manifest:file-entry manifest:full-path="Pictures/100000000000023E00000061E9CDDFA3893E5BEC.png" manifest:media-type="image/png"/>
  <manifest:file-entry manifest:full-path="Pictures/100000000000024000000065A2276D510CC2A1E2.png" manifest:media-type="image/png"/>
  <manifest:file-entry manifest:full-path="Pictures/100000000000023E0000005C2E8289E8E11C8CE7.png" manifest:media-type="image/png"/>
  <manifest:file-entry manifest:full-path="Pictures/100000000000023C0000005F62ACDA5094D44867.png" manifest:media-type="image/png"/>
  <manifest:file-entry manifest:full-path="Pictures/100000000000023E00000064C1094C40346E72C9.png" manifest:media-type="image/png"/>
  <manifest:file-entry manifest:full-path="Pictures/100000000000024100000062AEC0D73E75687856.png" manifest:media-type="image/png"/>
  <manifest:file-entry manifest:full-path="Pictures/1000000000000240000000694760C7F86D86A858.png" manifest:media-type="image/png"/>
  <manifest:file-entry manifest:full-path="Pictures/10000000000002420000006650BAFDD84E4CF75A.png" manifest:media-type="image/png"/>
  <manifest:file-entry manifest:full-path="Pictures/100000000000023F0000006784F2DB2BBAD56331.png" manifest:media-type="image/png"/>
  <manifest:file-entry manifest:full-path="Pictures/100000000000023E0000006156381EA5ED43FCC4.png" manifest:media-type="image/png"/>
  <manifest:file-entry manifest:full-path="Pictures/100000000000023E0000006378B3FFE605FA6164.png" manifest:media-type="image/png"/>
  <manifest:file-entry manifest:full-path="Pictures/1000000000000244000000643A5DD1602F613E4D.png" manifest:media-type="image/png"/>
  <manifest:file-entry manifest:full-path="Pictures/100000000000023F00000067218E0A0893E8D565.png" manifest:media-type="image/png"/>
  <manifest:file-entry manifest:full-path="Pictures/100000000000023B00000062DB1E9F61B39A9FAE.png" manifest:media-type="image/png"/>
  <manifest:file-entry manifest:full-path="Pictures/100000000000023E0000005F9073F7A0132661BF.png" manifest:media-type="image/png"/>
  <manifest:file-entry manifest:full-path="Pictures/100000000000023D00000061FAABBEFA32EFEDCE.png" manifest:media-type="image/png"/>
  <manifest:file-entry manifest:full-path="Pictures/1000000000000241000000624EA186DE53E32B34.png" manifest:media-type="image/png"/>
  <manifest:file-entry manifest:full-path="Pictures/100000000000023B0000006477731D5B721E6A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599" officeooo:paragraph-rsid="00057599"/>
    </style:style>
    <style:style style:name="P2" style:family="paragraph" style:parent-style-name="Standard">
      <style:text-properties officeooo:rsid="0005cfb3" officeooo:paragraph-rsid="0005cfb3"/>
    </style:style>
    <style:style style:name="P3" style:family="paragraph" style:parent-style-name="Standard">
      <style:text-properties officeooo:rsid="0006dfff" officeooo:paragraph-rsid="0006dfff"/>
    </style:style>
    <style:style style:name="P4" style:family="paragraph" style:parent-style-name="Standard">
      <style:text-properties officeooo:rsid="0007e768" officeooo:paragraph-rsid="0007e768"/>
    </style:style>
    <style:style style:name="P5" style:family="paragraph" style:parent-style-name="Standard">
      <style:text-properties officeooo:rsid="00084c55" officeooo:paragraph-rsid="00084c55"/>
    </style:style>
    <style:style style:name="P6" style:family="paragraph" style:parent-style-name="Standard">
      <style:text-properties officeooo:rsid="000910db" officeooo:paragraph-rsid="000910db"/>
    </style:style>
    <style:style style:name="P7" style:family="paragraph" style:parent-style-name="Standard">
      <style:text-properties officeooo:rsid="000a6ad6" officeooo:paragraph-rsid="000a6ad6"/>
    </style:style>
    <style:style style:name="P8" style:family="paragraph" style:parent-style-name="Standard">
      <style:text-properties officeooo:rsid="000d42f4" officeooo:paragraph-rsid="000d42f4"/>
    </style:style>
    <style:style style:name="P9" style:family="paragraph" style:parent-style-name="Standard">
      <style:text-properties officeooo:rsid="000e5ef7" officeooo:paragraph-rsid="000e5ef7"/>
    </style:style>
    <style:style style:name="P10" style:family="paragraph" style:parent-style-name="Standard">
      <style:text-properties officeooo:rsid="000eb3aa" officeooo:paragraph-rsid="000eb3aa"/>
    </style:style>
    <style:style style:name="P11" style:family="paragraph" style:parent-style-name="Standard">
      <style:text-properties officeooo:rsid="000f22f0" officeooo:paragraph-rsid="000f22f0"/>
    </style:style>
    <style:style style:name="P12" style:family="paragraph" style:parent-style-name="Standard">
      <style:text-properties officeooo:rsid="00104f77" officeooo:paragraph-rsid="00104f77"/>
    </style:style>
    <style:style style:name="P13" style:family="paragraph" style:parent-style-name="Standard">
      <style:text-properties officeooo:rsid="0010d024" officeooo:paragraph-rsid="0010d024"/>
    </style:style>
    <style:style style:name="P14" style:family="paragraph" style:parent-style-name="Standard">
      <style:text-properties officeooo:rsid="0011c2fa" officeooo:paragraph-rsid="0011c2fa"/>
    </style:style>
    <style:style style:name="P15" style:family="paragraph" style:parent-style-name="Standard">
      <style:text-properties officeooo:rsid="00122574" officeooo:paragraph-rsid="00122574"/>
    </style:style>
    <style:style style:name="P16" style:family="paragraph" style:parent-style-name="Standard">
      <style:text-properties officeooo:rsid="00126b7c" officeooo:paragraph-rsid="00126b7c"/>
    </style:style>
    <style:style style:name="P17" style:family="paragraph" style:parent-style-name="Standard">
      <style:text-properties officeooo:rsid="00138f77" officeooo:paragraph-rsid="00138f77"/>
    </style:style>
    <style:style style:name="P18" style:family="paragraph" style:parent-style-name="Standard">
      <style:text-properties officeooo:rsid="0014508b" officeooo:paragraph-rsid="0014508b"/>
    </style:style>
    <style:style style:name="P19" style:family="paragraph" style:parent-style-name="Standard">
      <style:paragraph-properties fo:break-before="page"/>
      <style:text-properties officeooo:rsid="000a6ad6" officeooo:paragraph-rsid="000a6ad6"/>
    </style:style>
    <style:style style:name="P20" style:family="paragraph" style:parent-style-name="Standard">
      <style:paragraph-properties fo:break-before="page"/>
      <style:text-properties officeooo:rsid="00126b7c" officeooo:paragraph-rsid="00126b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1" text:anchor-type="char" svg:width="15.187cm" svg:height="2.566cm" draw:z-index="17"><draw:image xlink:href="Pictures/100000000000023E0000006129F85E5DEB2C11B4.png" xlink:type="simple" xlink:show="embed" xlink:actuate="onLoad" draw:mime-type="image/png"/></draw:frame></text:p>
      <text:p text:style-name="P2">2.</text:p>
      <text:p text:style-name="P2"><draw:frame draw:style-name="fr1" draw:name="Imagen2" text:anchor-type="char" svg:width="15.187cm" svg:height="2.566cm" draw:z-index="18"><draw:image xlink:href="Pictures/100000000000023E00000061E9CDDFA3893E5BEC.png" xlink:type="simple" xlink:show="embed" xlink:actuate="onLoad" draw:mime-type="image/png"/></draw:frame></text:p>
      <text:p text:style-name="P2"/>
      <text:p text:style-name="P3">3.<draw:frame draw:style-name="fr2" draw:name="Imagen3" text:anchor-type="char" svg:x="0.947cm" svg:y="0.921cm" svg:width="15.108cm" svg:height="2.54cm" draw:z-index="0"><draw:image xlink:href="Pictures/100000000000023B00000060909D976B3313BFF5.png" xlink:type="simple" xlink:show="embed" xlink:actuate="onLoad" draw:mime-type="image/png"/></draw:frame></text:p>
      <text:p text:style-name="P3"/>
      <text:p text:style-name="P3"/>
      <text:p text:style-name="P4">4.</text:p>
      <text:p text:style-name="P4"><draw:frame draw:style-name="fr2" draw:name="Imagen4" text:anchor-type="char" svg:x="0.907cm" svg:y="0.259cm" svg:width="15.187cm" svg:height="2.434cm" draw:z-index="1"><draw:image xlink:href="Pictures/100000000000023E0000005C2E8289E8E11C8CE7.png" xlink:type="simple" xlink:show="embed" xlink:actuate="onLoad" draw:mime-type="image/png"/></draw:frame></text:p>
      <text:p text:style-name="P4"/>
      <text:p text:style-name="P5">5.</text:p>
      <text:p text:style-name="P5"><draw:frame draw:style-name="fr2" draw:name="Imagen5" text:anchor-type="char" svg:x="0.841cm" svg:y="0.169cm" svg:width="15.319cm" svg:height="2.487cm" draw:z-index="2"><draw:image xlink:href="Pictures/10000000000002430000005EE44C112290ED36EC.png" xlink:type="simple" xlink:show="embed" xlink:actuate="onLoad" draw:mime-type="image/png"/></draw:frame></text:p>
      <text:p text:style-name="P5"/>
      <text:p text:style-name="P6">6.</text:p>
      <text:p text:style-name="P6"><draw:frame draw:style-name="fr2" draw:name="Imagen6" text:anchor-type="char" svg:x="0.669cm" svg:y="0.256cm" svg:width="15.134cm" svg:height="2.514cm" draw:z-index="3"><draw:image xlink:href="Pictures/100000000000023C0000005F62ACDA5094D44867.png" xlink:type="simple" xlink:show="embed" xlink:actuate="onLoad" draw:mime-type="image/png"/></draw:frame></text:p>
      <text:p text:style-name="P19">7.</text:p>
      <text:p text:style-name="P7"><draw:frame draw:style-name="fr2" draw:name="Imagen7" text:anchor-type="char" svg:x="0.88cm" svg:y="0.259cm" svg:width="15.24cm" svg:height="2.672cm" draw:z-index="4"><draw:image xlink:href="Pictures/100000000000024000000065A2276D510CC2A1E2.png" xlink:type="simple" xlink:show="embed" xlink:actuate="onLoad" draw:mime-type="image/png"/></draw:frame></text:p>
      <text:p text:style-name="P7"/>
      <text:p text:style-name="P8">8.</text:p>
      <text:p text:style-name="P8"><draw:frame draw:style-name="fr2" draw:name="Imagen8" text:anchor-type="char" svg:x="0.868cm" svg:y="0.169cm" svg:width="15.266cm" svg:height="2.593cm" draw:z-index="5"><draw:image xlink:href="Pictures/100000000000024100000062AEC0D73E75687856.png" xlink:type="simple" xlink:show="embed" xlink:actuate="onLoad" draw:mime-type="image/png"/></draw:frame></text:p>
      <text:p text:style-name="P9">9.</text:p>
      <text:p text:style-name="P9"><draw:frame draw:style-name="fr1" draw:name="Imagen10" text:anchor-type="char" svg:width="15.24cm" svg:height="2.778cm" draw:z-index="7"><draw:image xlink:href="Pictures/1000000000000240000000694760C7F86D86A858.png" xlink:type="simple" xlink:show="embed" xlink:actuate="onLoad" draw:mime-type="image/png"/></draw:frame></text:p>
      <text:p text:style-name="P9"/>
      <text:p text:style-name="P10">10.</text:p>
      <text:p text:style-name="P10"><draw:frame draw:style-name="fr2" draw:name="Imagen9" text:anchor-type="char" svg:x="0.854cm" svg:y="0.302cm" svg:width="15.293cm" svg:height="2.699cm" draw:z-index="6"><draw:image xlink:href="Pictures/10000000000002420000006650BAFDD84E4CF75A.png" xlink:type="simple" xlink:show="embed" xlink:actuate="onLoad" draw:mime-type="image/png"/></draw:frame></text:p>
      <text:p text:style-name="P10"/>
      <text:p text:style-name="P10">11.</text:p>
      <text:p text:style-name="P10"><draw:frame draw:style-name="fr1" draw:name="Imagen19" text:anchor-type="char" svg:width="15.187cm" svg:height="2.646cm" draw:z-index="16"><draw:image xlink:href="Pictures/100000000000023E00000064C1094C40346E72C9.png" xlink:type="simple" xlink:show="embed" xlink:actuate="onLoad" draw:mime-type="image/png"/></draw:frame></text:p>
      <text:p text:style-name="P10"/>
      <text:p text:style-name="P10"/>
      <text:p text:style-name="P11">12.</text:p>
      <text:p text:style-name="P11"/>
      <text:p text:style-name="P11"><draw:frame draw:style-name="fr1" draw:name="Imagen20" text:anchor-type="char" svg:width="15.214cm" svg:height="2.725cm" draw:z-index="19"><draw:image xlink:href="Pictures/100000000000023F0000006784F2DB2BBAD56331.png" xlink:type="simple" xlink:show="embed" xlink:actuate="onLoad" draw:mime-type="image/png"/></draw:frame></text:p>
      <text:p text:style-name="P11"><text:soft-page-break/>13.</text:p>
      <text:p text:style-name="P11"><draw:frame draw:style-name="fr2" draw:name="Imagen11" text:anchor-type="char" svg:x="0.827cm" svg:y="0.349cm" svg:width="15.346cm" svg:height="2.646cm" draw:z-index="8"><draw:image xlink:href="Pictures/1000000000000244000000643A5DD1602F613E4D.png" xlink:type="simple" xlink:show="embed" xlink:actuate="onLoad" draw:mime-type="image/png"/></draw:frame></text:p>
      <text:p text:style-name="P11"/>
      <text:p text:style-name="P11"/>
      <text:p text:style-name="P11">14.<draw:frame draw:style-name="fr2" draw:name="Imagen12" text:anchor-type="char" svg:x="0.894cm" svg:y="0.693cm" svg:width="15.214cm" svg:height="2.725cm" draw:z-index="9"><draw:image xlink:href="Pictures/100000000000023F00000067218E0A0893E8D565.png" xlink:type="simple" xlink:show="embed" xlink:actuate="onLoad" draw:mime-type="image/png"/></draw:frame></text:p>
      <text:p text:style-name="P11"/>
      <text:p text:style-name="P11"/>
      <text:p text:style-name="P12">15.</text:p>
      <text:p text:style-name="P12"><draw:frame draw:style-name="fr2" draw:name="Imagen13" text:anchor-type="char" svg:x="0.907cm" svg:y="0.402cm" svg:width="15.187cm" svg:height="2.619cm" draw:z-index="10"><draw:image xlink:href="Pictures/100000000000023E0000006378B3FFE605FA6164.png" xlink:type="simple" xlink:show="embed" xlink:actuate="onLoad" draw:mime-type="image/png"/></draw:frame></text:p>
      <text:p text:style-name="P12"/>
      <text:p text:style-name="P12"/>
      <text:p text:style-name="P13">16.</text:p>
      <text:p text:style-name="P13"/>
      <text:p text:style-name="P13"><draw:frame draw:style-name="fr2" draw:name="Imagen14" text:anchor-type="char" svg:x="0.947cm" svg:y="0.037cm" svg:width="15.108cm" svg:height="2.593cm" draw:z-index="11"><draw:image xlink:href="Pictures/100000000000023B00000062DB1E9F61B39A9FAE.png" xlink:type="simple" xlink:show="embed" xlink:actuate="onLoad" draw:mime-type="image/png"/></draw:frame></text:p>
      <text:p text:style-name="P14">17.</text:p>
      <text:p text:style-name="P14"><draw:frame draw:style-name="fr2" draw:name="Imagen15" text:anchor-type="char" svg:x="0.907cm" svg:y="0.328cm" svg:width="15.187cm" svg:height="2.514cm" draw:z-index="12"><draw:image xlink:href="Pictures/100000000000023E0000005F9073F7A0132661BF.png" xlink:type="simple" xlink:show="embed" xlink:actuate="onLoad" draw:mime-type="image/png"/></draw:frame></text:p>
      <text:p text:style-name="P15">18.</text:p>
      <text:p text:style-name="P15"><draw:frame draw:style-name="fr2" draw:name="Imagen16" text:anchor-type="char" svg:x="0.841cm" svg:y="0.018cm" svg:width="15.161cm" svg:height="2.566cm" draw:z-index="13"><draw:image xlink:href="Pictures/100000000000023D00000061FAABBEFA32EFEDCE.png" xlink:type="simple" xlink:show="embed" xlink:actuate="onLoad" draw:mime-type="image/png"/></draw:frame></text:p>
      <text:p text:style-name="P20">19.</text:p>
      <text:p text:style-name="P16"><draw:frame draw:style-name="fr2" draw:name="Imagen17" text:anchor-type="char" svg:x="0.868cm" svg:y="0.365cm" svg:width="15.266cm" svg:height="2.593cm" draw:z-index="14"><draw:image xlink:href="Pictures/1000000000000241000000624EA186DE53E32B34.png" xlink:type="simple" xlink:show="embed" xlink:actuate="onLoad" draw:mime-type="image/png"/></draw:frame></text:p>
      <text:p text:style-name="P16"/>
      <text:p text:style-name="P17">20.</text:p>
      <text:p text:style-name="P17"><draw:frame draw:style-name="fr1" draw:name="Imagen21" text:anchor-type="char" svg:width="15.108cm" svg:height="2.646cm" draw:z-index="20"><draw:image xlink:href="Pictures/100000000000023B0000006477731D5B721E6A7C.png" xlink:type="simple" xlink:show="embed" xlink:actuate="onLoad" draw:mime-type="image/png"/></draw:frame></text:p>
      <text:p text:style-name="P17"/>
      <text:p text:style-name="P17"/>
      <text:p text:style-name="P18">21.</text:p>
      <text:p text:style-name="P18"><draw:frame draw:style-name="fr1" draw:name="Imagen18" text:anchor-type="char" svg:width="15.187cm" svg:height="2.566cm" draw:z-index="15"><draw:image xlink:href="Pictures/100000000000023E0000006156381EA5ED43FC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18T09:48:57.326000000</dc:date>
    <meta:editing-duration>PT1H9M29S</meta:editing-duration>
    <meta:editing-cycles>30</meta:editing-cycles>
    <meta:document-statistic meta:table-count="0" meta:image-count="21" meta:object-count="0" meta:page-count="4" meta:paragraph-count="21" meta:word-count="21" meta:character-count="54" meta:non-whitespace-character-count="54"/>
  </office:meta>
</office:document-meta>
</file>